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14b6a9"/>
    </style:style>
    <style:style style:name="T1" style:family="text">
      <style:text-properties officeooo:rsid="001290d9"/>
    </style:style>
    <style:style style:name="T2" style:family="text">
      <style:text-properties fo:color="#2a00ff" style:font-name="Monospace" fo:font-size="10pt" style:font-size-asian="10pt" fo:background-color="#e8f2fe"/>
    </style:style>
    <style:style style:name="T3" style:family="text">
      <style:text-properties fo:color="#2a00ff" style:font-name="Monospace" fo:font-size="10pt" style:font-size-asian="10pt"/>
    </style:style>
    <style:style style:name="T4" style:family="text">
      <style:text-properties fo:color="#000000" style:font-name="Monospace" fo:font-size="10pt" style:font-size-asian="10pt" fo:background-color="#e8f2fe"/>
    </style:style>
    <style:style style:name="T5" style:family="text">
      <style:text-properties fo:color="#000000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授权管理功能与设计</text:p>
      <text:p text:style-name="Standard"/>
      <text:p text:style-name="Standard">功能</text:p>
      <text:p text:style-name="Standard">系统采用编程式进行精细化权限管理，对每一个请求方法进行授权区分。</text:p>
      <text:p text:style-name="Standard">包含部门管理、人员管理、角色管理、帐号管理、权限。</text:p>
      <text:p text:style-name="Standard">系统采用配置文件方式定义权限，权限包括：<text:span text:style-name="T1">ID、名称、可使用的菜单功能、可使用的请求方法；</text:span></text:p>
      <text:p text:style-name="Standard">每个角色包含多个权限，如告警管理、实时监控……；</text:p>
      <text:p text:style-name="Standard">每个帐号可包含多个角色；</text:p>
      <text:p text:style-name="Standard">添加帐号时只能先添加成人员；人员可以用作其他功能，如短信、邮箱等。</text:p>
      <text:p text:style-name="Standard">每个人员只属于一个部门。</text:p>
      <text:p text:style-name="Standard"/>
      <text:p text:style-name="P1">session管理</text:p>
      <text:p text:style-name="P1">使用redis保存session ；</text:p>
      <text:p text:style-name="P1">key：<text:span text:style-name="T2">ssId:[</text:span><text:span text:style-name="T4">ssid</text:span><text:span text:style-name="T2">]</text:span></text:p>
      <text:p text:style-name="P1"><text:span text:style-name="T2">value:{ID,NAME,JOB_NUMBER,ACCOUNT,IS_GOD,E_MAIL,TEL,PERSONNEL_ENABLE,</text:span><text:span text:style-name="T3">ENABLE,</text:span></text:p>
      <text:p text:style-name="P1"><text:span text:style-name="T3">PASSWORD_TIME,DEFAULT_THEME,CREATE_TIME,DEPARTMENT,DEPARTMENT_NAME</text:span><text:span text:style-name="T2">}</text:span></text:p>
      <text:p text:style-name="P1"><text:span text:style-name="T4">expire</text:span><text:span text:style-name="T2">：300秒</text:span></text:p>
      <text:p text:style-name="P1"><text:span text:style-name="T2"/></text:p>
      <text:p text:style-name="P1">session cookie:<text:span text:style-name="T2">ssi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6:39:23.725180398</meta:creation-date>
    <dc:date>2017-04-12T15:05:00.806558883</dc:date>
    <meta:editing-duration>PT22M18S</meta:editing-duration>
    <meta:editing-cycles>7</meta:editing-cycles>
    <meta:generator>LibreOffice/5.0.6.1$Linux_x86 LibreOffice_project/00$Build-1</meta:generator>
    <meta:document-statistic meta:table-count="0" meta:image-count="0" meta:object-count="0" meta:page-count="1" meta:paragraph-count="16" meta:word-count="212" meta:character-count="408" meta:non-whitespace-character-count="406"/>
  </office:meta>
</office:document-meta>
</file>